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9211e" draw:fill-color="#c9211e" draw:textarea-horizontal-align="justify" draw:textarea-vertical-align="middle" draw:auto-grow-height="false" fo:min-height="3.814cm" fo:min-width="9.533cm"/>
    </style:style>
    <style:style style:name="gr2" style:family="graphic" style:parent-style-name="standard">
      <style:graphic-properties svg:stroke-color="#ffbf00" draw:fill-color="#ffbf00" draw:textarea-horizontal-align="justify" draw:textarea-vertical-align="middle" draw:auto-grow-height="false" fo:min-height="3.687cm" fo:min-width="9.533cm"/>
    </style:style>
    <style:style style:name="gr3" style:family="graphic" style:parent-style-name="standard">
      <style:graphic-properties draw:textarea-horizontal-align="justify" draw:textarea-vertical-align="middle" draw:auto-grow-height="false" fo:min-height="3.687cm" fo:min-width="9.533cm"/>
    </style:style>
    <style:style style:name="gr4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bf00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10.033cm" svg:height="4.064cm" svg:x="16.367cm" svg:y="9.636cm">
          <text:p text:style-name="P1"><text:span text:style-name="T1">Controller</text:span></text:p>
          <text:p text:style-name="P1">Dylan Van Assche <text:line-break/>Olivier Van den Eede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033cm" svg:height="3.937cm" svg:x="1cm" svg:y="24.749cm">
          <text:p text:style-name="P3"><text:span text:style-name="T1">Raspicam</text:span></text:p>
          <text:p text:style-name="P3"><text:span text:style-name="T2">Ubiquity Robotic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10.033cm" svg:height="3.937cm" svg:x="30.972cm" svg:y="24.749cm">
          <text:p text:style-name="P1"><text:span text:style-name="T1">Libseek Thermal</text:span><text:line-break/>Dylan Van Assche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0.033cm" svg:height="3.937cm" svg:x="16.367cm" svg:y="3.159cm">
          <text:p text:style-name="P1"><text:span text:style-name="T1">Movement</text:span><text:line-break/>Anton Peeters<text:line-break/>Cedric Gullentops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10.033cm" svg:height="3.937cm" svg:x="1cm" svg:y="3.159cm">
          <text:p text:style-name="P1"><text:span text:style-name="T1">Neopixels</text:span><text:span text:style-name="T3"> </text:span><text:span text:style-name="T1">RPI</text:span><text:line-break/>Olivier Van den Eed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0.033cm" svg:height="3.937cm" svg:x="16.367cm" svg:y="17.383cm">
          <text:p text:style-name="P1"><text:span text:style-name="T1">Can detector</text:span><text:line-break/>Olivier Van den Eede<text:line-break/>Simon Vandeveld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0.033cm" svg:height="3.937cm" svg:x="1cm" svg:y="17.383cm">
          <text:p text:style-name="P1"><text:span text:style-name="T1">Cold</text:span><text:span text:style-name="T3"> </text:span><text:span text:style-name="T1">detector</text:span><text:line-break/>Simon Vandevelde<text:line-break/><text:span text:style-name="T4">BET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10.033cm" svg:height="3.937cm" svg:x="30.979cm" svg:y="5.699cm">
          <text:p text:style-name="P1"><text:span text:style-name="T1">Grabber</text:span><text:span text:style-name="T3"> </text:span><text:span text:style-name="T1">OpenCR</text:span><text:line-break/>Dylan Van Assche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0.033cm" svg:height="3.937cm" svg:x="30.979cm" svg:y="17.383cm">
          <text:p text:style-name="P1"><text:span text:style-name="T1">AruCo</text:span><text:span text:style-name="T3"> </text:span><text:span text:style-name="T5">detector</text:span><text:line-break/>Simon Vandevelde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10.033cm" svg:height="3.937cm" svg:x="30.972cm" svg:y="1cm">
          <text:p text:style-name="P1"><text:span text:style-name="T1">Wheels</text:span><text:span text:style-name="T3"> </text:span><text:span text:style-name="T1">OpenCR</text:span><text:line-break/><text:span text:style-name="T4">Turtlebo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0.033cm" svg:height="3.937cm" svg:x="16.367cm" svg:y="24.756cm">
          <text:p text:style-name="P1"><text:span text:style-name="T1">Image feeder</text:span><text:line-break/>Olivier Van den Eed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1.033cm" svg:y1="26.717cm" svg:x2="16.367cm" svg:y2="26.724cm" draw:start-shape="id1" draw:start-glue-point="1" draw:end-shape="id2" draw:end-glue-point="3" svg:d="M11033 26717h2666v7h2668" svg:viewBox="0 0 5335 8">
          <text:p/>
        </draw:connector>
        <draw:connector draw:style-name="gr4" draw:text-style-name="P6" draw:layer="layout" svg:x1="30.972cm" svg:y1="26.717cm" svg:x2="26.4cm" svg:y2="26.724cm" draw:start-shape="id3" draw:start-glue-point="3" draw:end-shape="id2" draw:end-glue-point="1" svg:d="M30972 26717h-2287v7h-2285" svg:viewBox="0 0 4573 8">
          <text:p/>
        </draw:connector>
        <draw:connector draw:style-name="gr4" draw:text-style-name="P6" draw:layer="layout" svg:x1="21.383cm" svg:y1="24.756cm" svg:x2="21.383cm" svg:y2="21.32cm" draw:start-shape="id2" draw:start-glue-point="0" draw:end-shape="id4" draw:end-glue-point="2" svg:d="M21383 24756v-3436" svg:viewBox="0 0 1 3437">
          <text:p/>
        </draw:connector>
        <draw:connector draw:style-name="gr4" draw:text-style-name="P6" draw:layer="layout" svg:x1="16.367cm" svg:y1="19.351cm" svg:x2="11.033cm" svg:y2="19.351cm" draw:start-shape="id4" draw:start-glue-point="3" draw:end-shape="id5" draw:end-glue-point="1" svg:d="M16367 19351h-5334" svg:viewBox="0 0 5335 1">
          <text:p/>
        </draw:connector>
        <draw:connector draw:style-name="gr4" draw:text-style-name="P6" draw:layer="layout" draw:type="curve" svg:x1="21.383cm" svg:y1="24.756cm" svg:x2="35.995cm" svg:y2="21.32cm" draw:start-shape="id2" draw:start-glue-point="0" draw:end-shape="id6" draw:end-glue-point="2" svg:d="M21383 24756c0-2578 14612-861 14612-3436" svg:viewBox="0 0 14613 3437">
          <text:p/>
        </draw:connector>
        <draw:connector draw:style-name="gr4" draw:text-style-name="P6" draw:layer="layout" draw:type="curve" svg:x1="21.383cm" svg:y1="24.756cm" svg:x2="6.016cm" svg:y2="21.32cm" draw:start-shape="id2" draw:start-glue-point="0" draw:end-shape="id5" svg:d="M21383 24756c0-2578-15367-861-15367-3436" svg:viewBox="0 0 15368 3437">
          <text:p/>
        </draw:connector>
        <draw:connector draw:style-name="gr4" draw:text-style-name="P6" draw:layer="layout" draw:type="curve" svg:x1="21.383cm" svg:y1="17.383cm" svg:x2="21.383cm" svg:y2="13.7cm" draw:start-shape="id4" draw:start-glue-point="0" draw:end-shape="id7" draw:end-glue-point="2" svg:d="M21383 17383v-3683" svg:viewBox="0 0 1 3684">
          <text:p/>
        </draw:connector>
        <draw:connector draw:style-name="gr4" draw:text-style-name="P6" draw:layer="layout" draw:type="curve" svg:x1="21.383cm" svg:y1="9.636cm" svg:x2="21.383cm" svg:y2="7.096cm" draw:start-shape="id7" draw:start-glue-point="0" draw:end-shape="id8" draw:end-glue-point="2" svg:d="M21383 9636v-2540" svg:viewBox="0 0 1 2541">
          <text:p/>
        </draw:connector>
        <draw:connector draw:style-name="gr4" draw:text-style-name="P6" draw:layer="layout" draw:type="curve" svg:x1="26.4cm" svg:y1="5.127cm" svg:x2="30.972cm" svg:y2="2.968cm" draw:start-shape="id8" draw:start-glue-point="1" draw:end-shape="id9" draw:end-glue-point="3" svg:d="M26400 5127c3427 0 1142-2159 4572-2159" svg:viewBox="0 0 4573 2160">
          <text:p/>
        </draw:connector>
        <draw:connector draw:style-name="gr4" draw:text-style-name="P6" draw:layer="layout" draw:type="curve" svg:x1="26.4cm" svg:y1="5.127cm" svg:x2="30.979cm" svg:y2="7.667cm" draw:start-shape="id8" draw:start-glue-point="1" draw:end-shape="id10" draw:end-glue-point="3" svg:d="M26400 5127c3433 0 1144 2540 4579 2540" svg:viewBox="0 0 4580 2541">
          <text:p/>
        </draw:connector>
        <draw:connector draw:style-name="gr4" draw:text-style-name="P6" draw:layer="layout" draw:type="curve" svg:x1="21.383cm" svg:y1="9.636cm" svg:x2="6.016cm" svg:y2="7.096cm" draw:start-shape="id7" draw:start-glue-point="0" draw:end-shape="id11" draw:end-glue-point="2" svg:d="M21383 9636c0-1905-15367-635-15367-2540" svg:viewBox="0 0 15368 2541">
          <text:p/>
        </draw:connector>
        <draw:connector draw:style-name="gr4" draw:text-style-name="P6" draw:layer="layout" draw:type="curve" svg:x1="6.016cm" svg:y1="17.383cm" svg:x2="16.367cm" svg:y2="11.668cm" draw:start-shape="id5" draw:start-glue-point="0" draw:end-shape="id7" draw:end-glue-point="3" svg:d="M6016 17383c0-3810 3450-5715 10351-5715" svg:viewBox="0 0 10352 5716">
          <text:p/>
        </draw:connector>
        <draw:connector draw:style-name="gr4" draw:text-style-name="P6" draw:layer="layout" draw:type="curve" svg:x1="35.995cm" svg:y1="17.383cm" svg:x2="26.4cm" svg:y2="11.668cm" draw:start-shape="id6" draw:start-glue-point="0" draw:end-shape="id7" draw:end-glue-point="1" svg:d="M35995 17383c0-3810-3198-5715-9595-5715" svg:viewBox="0 0 9596 57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8:36:39.771696042</meta:creation-date>
    <dc:date>2019-05-06T19:37:20.972078787</dc:date>
    <meta:editing-duration>PT40M6S</meta:editing-duration>
    <meta:editing-cycles>11</meta:editing-cycles>
    <meta:generator>LibreOffice/6.2.3.2$Linux_X86_64 LibreOffice_project/20$Build-2</meta:generator>
    <meta:document-statistic meta:object-count="24"/>
  </office:meta>
</office:document-meta>
</file>